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653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1.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測試流程_20_Function">
      <style:table-properties table:display="true" style:writing-mode="lr-tb" tableooo:tab-color="#0070c0"/>
    </style:style>
    <style:style style:name="ce1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text-position="" style:font-name="新細明體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style:text-position=""/>
    </style:style>
    <style:style style:name="ce16" style:family="table-cell" style:parent-style-name="Default">
      <style:table-cell-properties fo:background-color="#d9d9d9" style:diagonal-bl-tr="none" style:diagonal-tl-br="none" fo:border="1.76pt solid #000000" style:rotation-align="none"/>
      <style:text-properties style:text-position=""/>
    </style:style>
    <style:style style:name="ce17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18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19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text-position="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33ff99" style:rotation-align="none"/>
      <style:text-properties fo:color="#000000" style:text-outline="false" style:text-line-through-style="none" style:text-line-through-type="none" style:text-position="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text-position="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text-position="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33ff99"/>
      <style:text-properties style:text-position="" fo:font-size="11pt" style:font-size-asian="11pt" style:font-size-complex="11pt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text-position="" fo:font-size="11pt" style:font-size-asian="11pt" style:font-size-complex="11pt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text-position="" fo:font-size="10pt" style:font-size-asian="10pt" style:font-size-complex="10pt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text-position="" fo:font-size="11pt" style:font-size-asian="11pt" style:font-size-complex="11pt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text-position="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text-position="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text-position=""/>
    </style:style>
    <style:style style:name="ce32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text-position="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33ff99" style:rotation-align="none"/>
      <style:text-properties style:text-position=""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text-position=""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text-position="" fo:font-size="9pt" style:font-size-asian="9pt" style:font-size-complex="9pt"/>
    </style:style>
    <style:style style:name="ce36" style:family="table-cell" style:parent-style-name="Default">
      <style:text-properties style:text-position="" fo:font-size="10pt" style:font-size-asian="10pt" style:font-size-complex="10pt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style:text-position="" fo:font-size="11pt" style:font-size-asian="11pt" style:font-size-complex="11pt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position="" fo:font-size="11pt" style:font-size-asian="11pt" style:font-size-complex="11pt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text-position="" fo:font-size="11pt" style:font-size-asian="11pt" style:font-size-complex="11pt"/>
    </style:style>
    <style:style style:name="ce4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text-position="" fo:font-size="11pt" style:font-size-asian="11pt" style:font-size-complex="11pt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4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position="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text-position=""/>
    </style:style>
    <style:style style:name="ce47" style:family="table-cell" style:parent-style-name="Default">
      <style:table-cell-properties fo:background-color="transparent" style:rotation-align="none"/>
      <style:text-properties style:text-position="" fo:font-size="11pt" style:font-size-asian="11pt" style:font-size-complex="11pt"/>
    </style:style>
    <style:style style:name="ce5" style:family="table-cell" style:parent-style-name="Default"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新細明體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33ff99" style:rotation-align="none"/>
      <style:text-properties fo:color="#ff0000" style:text-outline="false" style:text-line-through-style="none" style:text-line-through-type="none" style:text-position="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1.76pt solid #000000" style:rotation-align="none"/>
      <style:text-properties style:text-position="" fo:font-size="11pt" style:font-size-asian="11pt" style:font-size-complex="11pt"/>
    </style:style>
    <style:style style:name="ce56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33ff99"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ext-properties fo:font-size="11pt" style:font-size-asian="11pt" style:font-size-complex="11pt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ackground-color="#33ff99" style:rotation-align="none"/>
      <style:text-properties fo:color="#ff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d9d9d9" style:diagonal-bl-tr="none" style:diagonal-tl-br="none" fo:border="1.76pt solid #000000" style:rotation-align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fo:font-size="11pt" style:font-size-asian="11pt" style:font-size-complex="11pt"/>
    </style:style>
    <style:style style:name="ce67" style:family="table-cell" style:parent-style-name="Default">
      <style:table-cell-properties style:diagonal-bl-tr="none" style:diagonal-tl-br="none" fo:border="none" style:rotation-align="none"/>
      <style:text-properties fo:font-size="11pt" style:font-size-asian="11pt" style:font-size-complex="11pt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fo:font-size="11pt" style:font-size-asian="11pt" style:font-size-complex="11pt"/>
    </style:style>
    <style:style style:name="ce69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fo:font-size="11pt" style:font-size-asian="11pt" style:font-size-complex="11pt"/>
    </style:style>
    <style:style style:name="ce70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71" style:family="table-cell" style:parent-style-name="Default">
      <style:table-cell-properties fo:background-color="#d9d9d9" style:diagonal-bl-tr="none" style:diagonal-tl-br="none" fo:border="1.76pt solid #000000" style:rotation-align="none"/>
    </style:style>
    <style:style style:name="ce72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</style:style>
    <style:style style:name="ce73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</style:style>
    <style:style style:name="ce74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7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11pt" style:font-size-asian="11pt" style:font-size-complex="11pt"/>
    </style:style>
    <style:style style:name="ce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1pt" style:font-size-asian="11pt" style:font-size-complex="11pt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font-size="11pt" style:font-size-asian="11pt" style:font-size-complex="11pt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8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85" style:family="table-cell" style:parent-style-name="Default">
      <style:table-cell-properties style:diagonal-bl-tr="none" style:diagonal-tl-br="none" fo:border="none" style:rotation-align="none"/>
    </style:style>
    <style:style style:name="ce8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7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33ff99" style:rotation-align="none"/>
      <style:text-properties fo:font-size="11pt" style:font-size-asian="11pt" style:font-size-complex="11pt"/>
    </style:style>
    <style:style style:name="ce89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fo:border="none" style:rotation-align="none"/>
      <style:text-properties fo:font-size="9pt" style:font-size-asian="9pt" style:font-size-complex="9pt"/>
    </style:style>
    <style:style style:name="ce91" style:family="table-cell" style:parent-style-name="Default"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9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9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font-size="11pt" style:font-size-asian="11pt" style:font-size-complex="11pt"/>
    </style:style>
    <style:style style:name="ce9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font-size="11pt" style:font-size-asian="11pt" style:font-size-complex="11pt"/>
    </style:style>
    <style:style style:name="ce9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9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9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0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02" style:family="table-cell" style:parent-style-name="Default">
      <style:table-cell-properties fo:background-color="transparent" style:rotation-align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測試流程 Func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number-columns-repeated="9" table:default-cell-style-name="ce5"/>
        <table:table-column table:style-name="co4" table:default-cell-style-name="ce5"/>
        <table:table-column table:style-name="co3" table:number-columns-repeated="981" table:default-cell-style-name="ce5"/>
        <table:table-column table:style-name="co3" table:number-columns-repeated="31" table:default-cell-style-name="Default"/>
        <table:table-row table:style-name="ro1">
          <table:table-cell table:style-name="ce1" office:value-type="string" calcext:value-type="string">
            <text:p>Version : MFG_20161114_release <text:s/>&amp; <text:s/>PFT_161207_release</text:p>
          </table:table-cell>
          <table:table-cell table:style-name="ce1"/>
          <table:table-cell table:style-name="ce22"/>
          <table:table-cell table:style-name="ce32" table:number-columns-repeated="8"/>
          <table:table-cell table:number-columns-repeated="1013"/>
        </table:table-row>
        <table:table-row table:style-name="ro2">
          <table:table-cell table:style-name="ce2"/>
          <table:table-cell table:style-name="ce8" office:value-type="string" calcext:value-type="string">
            <text:p>此文件須要搭配 <text:s text:c="2"/>: <text:s/>測試工具(PFT_161207_release) <text:s/>+ <text:s/>測試治具 <text:s/>+ <text:s/>HW_Version <text:s/>+ <text:s text:c="2"/>SW_version (MFG) </text:p>
          </table:table-cell>
          <table:table-cell table:style-name="ce22"/>
          <table:table-cell table:style-name="ce8" table:number-columns-repeated="7"/>
          <table:table-cell table:style-name="ce33"/>
          <table:table-cell table:number-columns-repeated="1013"/>
        </table:table-row>
        <table:table-row table:style-name="ro1">
          <table:table-cell table:style-name="ce2"/>
          <table:table-cell table:style-name="ce8" office:value-type="string" calcext:value-type="string">
            <text:p>才有意義</text:p>
          </table:table-cell>
          <table:table-cell table:style-name="ce22"/>
          <table:table-cell table:style-name="ce33" table:number-columns-repeated="8"/>
          <table:table-cell table:style-name="ce47" table:number-columns-repeated="980"/>
          <table:table-cell table:number-columns-repeated="33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一. Function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單一function 測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3" office:value-type="string" calcext:value-type="string">
            <text:p>RJ2 銜接網路線至外網 </text:p>
          </table:table-cell>
          <table:table-cell table:style-name="ce23" table:number-columns-repeated="7"/>
          <table:table-cell table:style-name="ce38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請USER 輸入要Ping的IP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ser key in i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ping ip(共 ping 5次)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ping -I $eth -w 5 $ip | grep $ip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4" office:value-type="string" calcext:value-type="string">
            <text:p>RJ2 銜接網路線至 FTP Server (準備Server, 建立檔案TEST_ETHERNET, 內容字串 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下載 檔案, 比對內容是否一致 (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輸入serverip , user name, passwd</text:p>
          </table:table-cell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去指定server下載 TEST_ETHERNET 檔案</text:p>
          </table:table-cell>
          <table:table-cell table:style-name="ce12" table:number-columns-repeated="2"/>
          <table:table-cell/>
          <table:table-cell table:style-name="ce35" office:value-type="string" calcext:value-type="string">
            <text:p>ftpget -u $ftpid -p $ftppw $ftpserver download_net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3"/>
          <table:table-cell/>
          <table:table-cell table:style-name="ce35"/>
          <table:table-cell table:style-name="ce36" office:value-type="string" calcext:value-type="string">
            <text:p>TEST_ETHERNET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5. 比對下載檔案內容字串</text:p>
          </table:table-cell>
          <table:table-cell table:number-columns-repeated="5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內容 ftp_pass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內容不是 ftp_pas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5">
          <table:table-cell table:style-name="ce5"/>
          <table:table-cell table:style-name="ce12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1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4" office:value-type="string" calcext:value-type="string">
            <text:p>CN21 接PCIE網卡 , 並提供至少1台WIFI AP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AP數目大於1 (包含1個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AP數目為0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6" office:value-type="string" calcext:value-type="string">
            <text:p>CN21 接PCIE網卡 , 並提供至少1台WIFI AP至 FTP Server (準備Server, 建立檔案TEST_WIFI, 內容字串 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連接WIFI AP 及 下載 檔案, 比對內容是否一致 (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WIFI網卡是否存在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wconfig 2&gt;/dev/null | grep -o "^\w*" | wc -l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2. 喚醒WIFI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$wifi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連接到WIFI AP (security, ssid, password)</text:p>
          </table:table-cell>
          <table:table-cell table:style-name="ce12"/>
          <table:table-cell table:number-columns-repeated="2"/>
          <table:table-cell table:style-name="ce34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5. 輸入serverip , user name, passwd</text:p>
          </table:table-cell>
          <table:table-cell table:style-name="ce12"/>
          <table:table-cell table:number-columns-repeated="2"/>
          <table:table-cell table:style-name="ce34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6. 去指定server下載 TEST_ETHERNET 檔案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ftpget -u $ftpid -p $ftppw $ftpserver download_net TEST_WIFI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7. 比對下載檔案內容字串</text:p>
          </table:table-cell>
          <table:table-cell table:number-columns-repeated="3"/>
          <table:table-cell table:style-name="ce36"/>
          <table:table-cell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內容 ftp_pass</text:p>
          </table:table-cell>
          <table:table-cell table:style-name="ce12" table:number-columns-repeated="7"/>
          <table:table-cell table:style-name="ce40"/>
          <table:table-cell table:style-name="Default"/>
          <table:table-cell table:number-columns-repeated="1012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內容不是 ftp_pas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1-3. LVDS (lvds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5 接LVDS面板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6" office:value-type="string" calcext:value-type="string">
            <text:p>顯示 <text:s/>Color畫面 -&gt;10sec -&gt; White畫面 -&gt;10sec -&gt; Black畫面 -&gt; 10sec -&gt; Dinosaur畫面 -&gt; 10sec -&gt; 花畫面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打開背光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echo 0 &gt; /sys/class/graphics/fb0/blan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設定bits_per_pixel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echo 24 &gt; /sys/class/graphics/fb0/bits_per_pixel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dd Color picture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dd if=../wall-1024x768-565.rgb of=/dev/fb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 </text:p>
          </table:table-cell>
          <table:table-cell table:style-name="ce24" office:value-type="string" calcext:value-type="string">
            <text:p>需要使用者判斷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完整圖片輸出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無圖片輸出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4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Server沒任何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5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<text:s/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複製一檔案到隨身碟</text:p>
          </table:table-cell>
          <table:table-cell table:style-name="ce12" table:number-columns-repeated="3"/>
          <table:table-cell table:style-name="ce34" office:value-type="string" calcext:value-type="string">
            <text:p>cp -avrf ../file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USB_TEST/USB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6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sd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複製一檔案到SdCard</text:p>
          </table:table-cell>
          <table:table-cell table:style-name="ce12" table:number-columns-repeated="3"/>
          <table:table-cell table:style-name="ce34" office:value-type="string" calcext:value-type="string">
            <text:p>cp -avrf file $file_path/SD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SD_TEST/SD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7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4" office:value-type="string" calcext:value-type="string">
            <text:p>| wc -l) -gt 0 ]; then</text:p>
          </table:table-cell>
          <table:table-cell table:style-name="Default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複製一檔案到Emmc</text:p>
          </table:table-cell>
          <table:table-cell table:style-name="ce12" table:number-columns-repeated="3"/>
          <table:table-cell table:style-name="ce34" office:value-type="string" calcext:value-type="string">
            <text:p>cp -avrf file $file_path/EMMC_TEST/EMMC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EMMC_TEST/EMMC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二. BurnIn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程式Auto Run, Stop - Ctrl+C, <text:s/>相關Log檔會存在當下測試目錄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RJ2 銜接網路線至外網 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ping Ethernet AP 192.168.X.1 (5次)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ping -I $eth -w 5 $target | grep $target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ping and detect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21 接PCIE網卡 , 並提供至少1台WIFI AP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scan Ap and display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輸出WIFI (AP 數目)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10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3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步驟大至如下 :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 table:number-columns-repeated="3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loop - sent - reciver - detect result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持續Wait_Response, 都沒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4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隨身碟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5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4"/>
          <table:table-cell table:style-name="ce27" office:value-type="string" calcext:value-type="string">
            <text:p>1. 檢查是否有device存在</text:p>
          </table:table-cell>
          <table:table-cell table:style-name="ce27" table:number-columns-repeated="3"/>
          <table:table-cell table:style-name="ce37" office:value-type="string" calcext:value-type="string">
            <text:p>ls /dev/$sd</text:p>
          </table:table-cell>
          <table:table-cell table:style-name="Default"/>
          <table:table-cell table:style-name="ce27" table:number-columns-repeated="2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SdCard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$sd/USB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$sd/USB_TEST/SD_date ]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25" office:value-type="string" calcext:value-type="string">
            <text:p>5. loop - read file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2">
          <table:table-cell table:style-name="ce5"/>
          <table:table-cell table:style-name="ce10" office:value-type="string" calcext:value-type="string">
            <text:p>判斷條件:</text:p>
          </table:table-cell>
          <table:table-cell table:style-name="ce12" table:number-columns-repeated="8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6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加一檔案到emmc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5. loop - read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三. Profermance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Auto Run - 一開始需設定測試時間, 相關Log檔會存在當下測試目錄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stress test for loading 90% - 100%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RJ2 銜接網路線至外網 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/>
          <table:table-cell table:style-name="ce1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/>
          <table:table-cell table:style-name="ce1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ping Ethernet AP 192.168.X.1 (5次)</text:p>
          </table:table-cell>
          <table:table-cell table:style-name="ce12" table:number-columns-repeated="3"/>
          <table:table-cell table:style-name="ce34" office:value-type="string" calcext:value-type="string">
            <text:p>ping -I $eth -w 5 $target | grep $target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ping and detect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21 接PCIE網卡 , 並提供至少1台WIFI AP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scan Ap and display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輸出WIFI number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3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f. 結束 killall cansniffer</text:p>
          </table:table-cell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 table:number-columns-repeated="2"/>
          <table:table-cell table:style-name="ce1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loop - sent - reciver - detect result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持續Wait_Response, 都沒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4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隨身碟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5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sd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SdCard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$sd/USB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$sd/USB_TEST/SD_date ]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6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<text:s/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加一檔案到emmc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5. loop - read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style-name="ce6" office:value-type="string" calcext:value-type="string">
            <text:p>四. Boot 測試</text:p>
          </table:table-cell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7" office:value-type="string" calcext:value-type="string">
            <text:p>測試項目 <text:s/>: Auto Run - 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7" office:value-type="string" calcext:value-type="string">
            <text:p>4-1. Boot Test (須要Relay 且 開始需設定測試時間 ON, OFF, START, STOP)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Default"/>
          <table:table-cell table:style-name="ce15" office:value-type="string" calcext:value-type="string">
            <text:p>連接方式 : </text:p>
          </table:table-cell>
          <table:table-cell table:style-name="ce28" office:value-type="string" calcext:value-type="string">
            <text:p>Power 連接至Timer, 等待開始開關機測試</text:p>
          </table:table-cell>
          <table:table-cell table:style-name="ce28" table:number-columns-repeated="7"/>
          <table:table-cell table:style-name="ce43"/>
          <table:table-cell table:number-columns-repeated="1013"/>
        </table:table-row>
        <table:table-row table:style-name="ro2">
          <table:table-cell table:style-name="Default"/>
          <table:table-cell table:style-name="ce16" office:value-type="string" calcext:value-type="string">
            <text:p>測試方法 : </text:p>
          </table:table-cell>
          <table:table-cell table:style-name="ce29" office:value-type="string" calcext:value-type="string">
            <text:p>count 開機次數</text:p>
          </table:table-cell>
          <table:table-cell table:style-name="ce29" table:number-columns-repeated="7"/>
          <table:table-cell table:style-name="ce44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1. 置換 /etc/rc.local</text:p>
          </table:table-cell>
          <table:table-cell table:style-name="ce30" table:number-columns-repeated="2"/>
          <table:table-cell table:style-name="ce34" office:value-type="string" calcext:value-type="string">
            <text:p>cp -avrf /etc/init.d/rcS /etc/rc.local.bak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2. 重新設定開機流程</text:p>
          </table:table-cell>
          <table:table-cell table:style-name="ce30" table:number-columns-repeated="2"/>
          <table:table-cell table:style-name="ce34" office:value-type="string" calcext:value-type="string">
            <text:p>sed -i "/exec/i ./03_boot/BOOT_COLD" /etc/init.d/rcS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1">
          <table:table-cell table:style-name="Default"/>
          <table:table-cell table:style-name="ce17"/>
          <table:table-cell table:style-name="ce30" office:value-type="string" calcext:value-type="string">
            <text:p>3. Count boot number</text:p>
          </table:table-cell>
          <table:table-cell table:style-name="ce30" table:number-columns-repeated="2"/>
          <table:table-cell table:style-name="ce34" office:value-type="string" calcext:value-type="string">
            <text:p>count=$(expr $count + 1)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6" office:value-type="string" calcext:value-type="string">
            <text:p>判斷條件:</text:p>
          </table:table-cell>
          <table:table-cell table:style-name="ce29" table:number-columns-repeated="8"/>
          <table:table-cell table:style-name="ce44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PASS : <text:s/>開關機 1000 次 </text:p>
          </table:table-cell>
          <table:table-cell table:style-name="ce30" table:number-columns-repeated="7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8"/>
          <table:table-cell table:style-name="ce31" office:value-type="string" calcext:value-type="string">
            <text:p>FAIL : <text:s/>結果不及1000次</text:p>
          </table:table-cell>
          <table:table-cell table:style-name="ce31" table:number-columns-repeated="7"/>
          <table:table-cell table:style-name="ce46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7" office:value-type="string" calcext:value-type="string">
            <text:p>4-2. Boot Stop</text:p>
          </table:table-cell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7"/>
          <table:table-cell table:style-name="ce19" office:value-type="string" calcext:value-type="string">
            <text:p>連接方式 : </text:p>
          </table:table-cell>
          <table:table-cell table:style-name="ce28" office:value-type="string" calcext:value-type="string">
            <text:p>接電源</text:p>
          </table:table-cell>
          <table:table-cell table:style-name="ce28" table:number-columns-repeated="7"/>
          <table:table-cell table:style-name="ce43"/>
          <table:table-cell table:number-columns-repeated="1013"/>
        </table:table-row>
        <table:table-row table:style-name="ro4">
          <table:table-cell table:style-name="ce7"/>
          <table:table-cell table:style-name="ce20" office:value-type="string" calcext:value-type="string">
            <text:p>測試方法 : </text:p>
          </table:table-cell>
          <table:table-cell table:style-name="ce29" office:value-type="string" calcext:value-type="string">
            <text:p>STOP boot count, 清除count</text:p>
          </table:table-cell>
          <table:table-cell table:style-name="ce29" table:number-columns-repeated="7"/>
          <table:table-cell table:style-name="ce44"/>
          <table:table-cell table:number-columns-repeated="1013"/>
        </table:table-row>
        <table:table-row table:style-name="ro2">
          <table:table-cell table:style-name="ce7"/>
          <table:table-cell table:style-name="ce19"/>
          <table:table-cell table:style-name="ce28" office:value-type="string" calcext:value-type="string">
            <text:p>1. 還原 /etc/rc.local</text:p>
          </table:table-cell>
          <table:table-cell table:style-name="ce28" table:number-columns-repeated="2"/>
          <table:table-cell table:style-name="ce27" office:value-type="string" calcext:value-type="string">
            <text:p>cp -avrf /etc/rc.local.bak /etc/rc.local</text:p>
          </table:table-cell>
          <table:table-cell table:style-name="ce28" table:number-columns-repeated="4"/>
          <table:table-cell table:style-name="ce43"/>
          <table:table-cell table:number-columns-repeated="1013"/>
        </table:table-row>
        <table:table-row table:style-name="ro2">
          <table:table-cell table:style-name="ce7"/>
          <table:table-cell table:style-name="ce21"/>
          <table:table-cell table:style-name="ce31" office:value-type="string" calcext:value-type="string">
            <text:p>2. 清除count</text:p>
          </table:table-cell>
          <table:table-cell table:style-name="ce31" table:number-columns-repeated="2"/>
          <table:table-cell table:style-name="ce25" office:value-type="string" calcext:value-type="string">
            <text:p>rm count</text:p>
          </table:table-cell>
          <table:table-cell table:style-name="ce31" table:number-columns-repeated="4"/>
          <table:table-cell table:style-name="ce46"/>
          <table:table-cell table:number-columns-repeated="1013"/>
        </table:table-row>
        <table:table-row table:style-name="ro1" table:number-rows-repeated="5">
          <table:table-cell table:style-name="ce7"/>
          <table:table-cell table:style-name="Default" table:number-columns-repeated="10"/>
          <table:table-cell table:number-columns-repeated="1013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0137P0" style:volatile="true" number:language="zh" number:country="TW">
      <number:text>$</number:text>
      <number:number number:decimal-places="0" number:min-integer-digits="1" number:grouping="true"/>
    </number:number-style>
    <number:number-style style:name="N10137" number:language="zh" number:country="TW">
      <number:text>-$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40P0" style:volatile="true" number:language="zh" number:country="TW">
      <number:text>$</number:text>
      <number:number number:decimal-places="2" number:min-integer-digits="1" number:grouping="true"/>
    </number:number-style>
    <number:number-style style:name="N10140" number:language="zh" number:country="TW">
      <number:text>-$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1P0"/>
    </number:number-style>
    <number:date-style style:name="N10142" number:language="zh" number:country="TW">
      <number:day/>
      <number:text>-</number:text>
      <number:month number:textual="true"/>
      <number:text>-</number:text>
      <number:year/>
    </number:date-style>
    <number:date-style style:name="N10143" number:language="zh" number:country="TW">
      <number:day/>
      <number:text>-</number:text>
      <number:month number:textual="true"/>
    </number:date-style>
    <number:date-style style:name="N10144" number:language="zh" number:country="TW">
      <number:month number:textual="true"/>
      <number:text>-</number:text>
      <number:year/>
    </number:date-style>
    <number:time-style style:name="N10145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6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1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1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number:min-integer-digits="1" number:grouping="true"/>
    </number:number-style>
    <number:number-style style:name="N10159" number:language="zh" number:country="TW">
      <number:text>-</number:text>
      <number:number number: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number:min-integer-digits="1" number:grouping="true"/>
    </number:number-style>
    <number:number-style style:name="N10161" number:language="zh" number:country="TW">
      <number:text>-</number:text>
      <number:number number: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6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6P2" style:volatile="true" number:language="zh" number:country="TW">
      <loext:fill-character> </loext:fill-character>
      <number:text>- </number:text>
    </number:number-style>
    <number:text-style style:name="N10166" number:language="zh" number:country="TW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0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0P2" style:volatile="true" number:language="zh" number:country="TW">
      <number:text> $</number:text>
      <loext:fill-character> </loext:fill-character>
      <number:text>- </number:text>
    </number:number-style>
    <number:text-style style:name="N10170" number:language="zh" number:country="TW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4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4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4" number:language="zh" number:country="TW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8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8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8" number:language="zh" number:country="TW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文泉驛微米黑" style:font-family-asian="文泉驛微米黑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/00/00</text:date>, <text:time style:data-style-name="N2" text:time-value="13:20:38.03896544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4:16</meta:creation-date>
    <dc:date>2016-12-08T10:59:18.434880682</dc:date>
    <meta:generator>LibreOffice/4.2.6.3$Linux_X86_64 LibreOffice_project/420m0$Build-3</meta:generator>
    <meta:editing-duration>PT1H27M29S</meta:editing-duration>
    <meta:editing-cycles>12</meta:editing-cycles>
    <meta:document-statistic meta:table-count="1" meta:cell-count="4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